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ff6" officeooo:paragraph-rsid="0011f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diff.c</text:p>
      <text:p text:style-name="P1"/>
      <text:p text:style-name="P1">#include &lt;stdio.h&gt;</text:p>
      <text:p text:style-name="P1">#include "min.h"</text:p>
      <text:p text:style-name="P1">#include "max.h"</text:p>
      <text:p text:style-name="P1">#include "diff.h"</text:p>
      <text:p text:style-name="P1">int diff(int arr[], int size){</text:p>
      <text:p text:style-name="P1"><text:tab/>return max(arr, size) - arr[min(arr, size)];</text:p>
      <text:p text:style-name="P1">}</text:p>
      <text:p text:style-name="P1"/>
      <text:p text:style-name="P1">Файл diff.h</text:p>
      <text:p text:style-name="P1"/>
      <text:p text:style-name="P1">#include &lt;stdio.h&gt;</text:p>
      <text:p text:style-name="P1"/>
      <text:p text:style-name="P1">int diff(int[], int);</text:p>
      <text:p text:style-name="P1"/>
      <text:p text:style-name="P1">Файл sum.c</text:p>
      <text:p text:style-name="P1"/>
      <text:p text:style-name="P1">#include &lt;stdio.h&gt;</text:p>
      <text:p text:style-name="P1">#include "sum.h"</text:p>
      <text:p text:style-name="P1">#include "min.h"</text:p>
      <text:p text:style-name="P1"/>
      <text:p text:style-name="P1">int sum(int arr[], int size){</text:p>
      <text:p text:style-name="P1"><text:tab/>int sumi = 0;</text:p>
      <text:p text:style-name="P1"><text:tab/>int mini = min(arr, size);</text:p>
      <text:p text:style-name="P1"><text:tab/>for (int j = 0; j &lt; mini; j++){</text:p>
      <text:p text:style-name="P1"><text:tab/><text:tab/>sumi += arr[j];</text:p>
      <text:p text:style-name="P1"><text:tab/>}</text:p>
      <text:p text:style-name="P1"><text:s text:c="8"/>return sumi;</text:p>
      <text:p text:style-name="P1">}</text:p>
      <text:p text:style-name="P1"/>
      <text:p text:style-name="P1">Файл sum.h</text:p>
      <text:p text:style-name="P1"/>
      <text:p text:style-name="P1">#include &lt;stdio.h&gt;</text:p>
      <text:p text:style-name="P1"/>
      <text:p text:style-name="P1">int sum(int[], int);</text:p>
      <text:p text:style-name="P1"/>
      <text:p text:style-name="P1">Файл max.c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"max.h"</text:p>
      <text:p text:style-name="P1"/>
      <text:p text:style-name="P1"/>
      <text:p text:style-name="P1">int max(int arr[], int size){</text:p>
      <text:p text:style-name="P1"><text:s text:c="4"/>int idx = 0, maxi = arr[0];</text:p>
      <text:p text:style-name="P1"><text:s text:c="4"/>for (int i = 1; i &lt; size; i++){</text:p>
      <text:p text:style-name="P1"><text:s text:c="8"/>if (arr[i] &gt; maxi){</text:p>
      <text:p text:style-name="P1"><text:s text:c="12"/>maxi = arr[i];</text:p>
      <text:p text:style-name="P1"><text:s text:c="8"/>}</text:p>
      <text:p text:style-name="P1"><text:s text:c="4"/>}</text:p>
      <text:p text:style-name="P1"><text:soft-page-break/><text:s text:c="4"/>return maxi;</text:p>
      <text:p text:style-name="P1"><text:s text:c="4"/>}</text:p>
      <text:p text:style-name="P1"/>
      <text:p text:style-name="P1">Файл max.h</text:p>
      <text:p text:style-name="P1"/>
      <text:p text:style-name="P1">#include &lt;stdlib.h&gt;</text:p>
      <text:p text:style-name="P1"/>
      <text:p text:style-name="P1">int max(int[], int);</text:p>
      <text:p text:style-name="P1"/>
      <text:p text:style-name="P1">Файл min.c</text:p>
      <text:p text:style-name="P1"/>
      <text:p text:style-name="P1">#include &lt;stdio.h&gt;</text:p>
      <text:p text:style-name="P1">#include "min.h"</text:p>
      <text:p text:style-name="P1"/>
      <text:p text:style-name="P1">int min(int arr[], int size) {</text:p>
      <text:p text:style-name="P1"><text:s text:c="4"/>int idx = 0, mini = arr[0];</text:p>
      <text:p text:style-name="P1"/>
      <text:p text:style-name="P1"><text:s text:c="4"/>for (int i = 1; i &lt; size; i++)</text:p>
      <text:p text:style-name="P1"><text:s text:c="8"/>if (arr[i] &lt; mini) {</text:p>
      <text:p text:style-name="P1"><text:s text:c="12"/>mini = arr[i];</text:p>
      <text:p text:style-name="P1"><text:tab/> <text:s text:c="3"/>idx = i;</text:p>
      <text:p text:style-name="P1"><text:s text:c="12"/>}</text:p>
      <text:p text:style-name="P1"/>
      <text:p text:style-name="P1"><text:s text:c="4"/>return idx;</text:p>
      <text:p text:style-name="P1"><text:s text:c="4"/>}</text:p>
      <text:p text:style-name="P1"/>
      <text:p text:style-name="P1">Файл min.h</text:p>
      <text:p text:style-name="P1"/>
      <text:p text:style-name="P1">#include &lt;stdlib.h&gt;</text:p>
      <text:p text:style-name="P1"/>
      <text:p text:style-name="P1">int min(int[], int);</text:p>
      <text:p text:style-name="P1"/>
      <text:p text:style-name="P1">Файл menu.c</text:p>
      <text:p text:style-name="P1"/>
      <text:p text:style-name="P1">#include &lt;stdio.h&gt;</text:p>
      <text:p text:style-name="P1">#include "min.h"</text:p>
      <text:p text:style-name="P1">#include "max.h"</text:p>
      <text:p text:style-name="P1">#include "sum.h"</text:p>
      <text:p text:style-name="P1">#include "diff.h"</text:p>
      <text:p text:style-name="P1">#define N 100</text:p>
      <text:p text:style-name="P1"/>
      <text:p text:style-name="P1">void task(int what, int arr[], int size) {</text:p>
      <text:p text:style-name="P1"><text:s text:c="4"/>switch (what) {</text:p>
      <text:p text:style-name="P1"><text:s text:c="8"/>case(0):</text:p>
      <text:p text:style-name="P1"><text:s text:c="12"/>printf("%d\n", max(arr, size));</text:p>
      <text:p text:style-name="P1"><text:s text:c="12"/>return;</text:p>
      <text:p text:style-name="P1"/>
      <text:p text:style-name="P1"><text:s text:c="8"/>case (1):</text:p>
      <text:p text:style-name="P1"><text:s text:c="12"/>printf("%d\n", arr[min(arr, size)#include &lt;stdio.h&gt;]);</text:p>
      <text:p text:style-name="P1"><text:s text:c="12"/>return;</text:p>
      <text:p text:style-name="P1"/>
      <text:p text:style-name="P1"><text:s text:c="8"/>case (2):</text:p>
      <text:p text:style-name="P1"><text:soft-page-break/><text:s text:c="12"/>printf("%d\n", diff(arr, size));</text:p>
      <text:p text:style-name="P1"><text:s text:c="12"/>return;</text:p>
      <text:p text:style-name="P1"/>
      <text:p text:style-name="P1"><text:s text:c="8"/>case (3):</text:p>
      <text:p text:style-name="P1"><text:s text:c="12"/>printf("%d\n", sum(arr, size));</text:p>
      <text:p text:style-name="P1"><text:s text:c="12"/>return;</text:p>
      <text:p text:style-name="P1"/>
      <text:p text:style-name="P1"><text:s text:c="8"/>default:</text:p>
      <text:p text:style-name="P1"><text:s text:c="12"/>puts("Данные некорректны");</text:p>
      <text:p text:style-name="P1"><text:s text:c="8"/>}</text:p>
      <text:p text:style-name="P1"><text:s text:c="4"/>}</text:p>
      <text:p text:style-name="P1"/>
      <text:p text:style-name="P1">int main() {</text:p>
      <text:p text:style-name="P1"><text:s text:c="4"/>int n = 0, arr[N], size;</text:p>
      <text:p text:style-name="P1"><text:s text:c="4"/>int a;</text:p>
      <text:p text:style-name="P1"><text:s text:c="4"/>char c;</text:p>
      <text:p text:style-name="P1"><text:s text:c="4"/>scanf("%d", &amp;size);</text:p>
      <text:p text:style-name="P1"><text:s text:c="4"/>do{</text:p>
      <text:p text:style-name="P1"><text:s text:c="8"/>scanf("%d%c", &amp;arr[n], &amp;c);</text:p>
      <text:p text:style-name="P1"><text:s text:c="8"/>n++;</text:p>
      <text:p text:style-name="P1"><text:s text:c="4"/>}while(c != '\n' &amp;&amp; n &lt; N);</text:p>
      <text:p text:style-name="P1"/>
      <text:p text:style-name="P1"><text:s text:c="4"/>task(size, arr, n);</text:p>
      <text:p text:style-name="P1"/>
      <text:p text:style-name="P1"><text:s text:c="4"/>}</text:p>
      <text:p text:style-name="P1"/>
      <text:p text:style-name="P1">Файл Makefile</text:p>
      <text:p text:style-name="P1"/>
      <text:p text:style-name="P1">all: menu</text:p>
      <text:p text:style-name="P1"><text:tab/></text:p>
      <text:p text:style-name="P1">menu: menu.o max.o min.o diff.o sum.o</text:p>
      <text:p text:style-name="P1"><text:tab/>gcc menu.o max.o min.o diff.o sum.o -o menu</text:p>
      <text:p text:style-name="P1"/>
      <text:p text:style-name="P1">menu.o: menu.c min.h max.h diff.h sum.h</text:p>
      <text:p text:style-name="P1"><text:tab/>gcc -c menu.c</text:p>
      <text:p text:style-name="P1"/>
      <text:p text:style-name="P1">max.o: max.c max.h</text:p>
      <text:p text:style-name="P1"><text:tab/>gcc -c -std=c99 max.c</text:p>
      <text:p text:style-name="P1"/>
      <text:p text:style-name="P1">min.o: min.c min.h</text:p>
      <text:p text:style-name="P1"><text:tab/>gcc -c -std=c99 min.c</text:p>
      <text:p text:style-name="P1"/>
      <text:p text:style-name="P1">diff.o: diff.c diff.h max.h min.h</text:p>
      <text:p text:style-name="P1"><text:tab/>gcc -c diff.c</text:p>
      <text:p text:style-name="P1"/>
      <text:p text:style-name="P1">sum.o: sum.c sum.h max.h min.h</text:p>
      <text:p text:style-name="P1"><text:tab/>gcc -c -std=c99 sum.c</text:p>
      <text:p text:style-name="P1"/>
      <text:p text:style-name="P1">clean: </text:p>
      <text:p text:style-name="P1"><text:tab/>rm -rf *.o men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21:23.405230943</meta:creation-date>
    <dc:date>2022-10-31T14:26:44.854166583</dc:date>
    <meta:editing-duration>PT5M21S</meta:editing-duration>
    <meta:editing-cycles>1</meta:editing-cycles>
    <meta:document-statistic meta:table-count="0" meta:image-count="0" meta:object-count="0" meta:page-count="3" meta:paragraph-count="111" meta:word-count="323" meta:character-count="2188" meta:non-whitespace-character-count="1638"/>
    <meta:generator>LibreOffice/7.3.6.2$Linux_X86_64 LibreOffice_project/30$Build-2</meta:generator>
  </office:meta>
</office:document-meta>
</file>